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39cm" fo:min-width="0.39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19cm" fo:min-width="0.1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>
      <style:graphic-properties svg:stroke-width="0.1cm" svg:stroke-color="#ffffff" draw:marker-start="Arrow" draw:marker-start-width="0.6cm" draw:marker-end="Arrow" draw:marker-end-width="0.6cm" draw:textarea-vertical-align="middle" fo:padding-top="0.175cm" fo:padding-bottom="0.175cm" fo:padding-left="0.3cm" fo:padding-right="0.3cm"/>
    </style:style>
    <style:style style:name="gr179" style:family="graphic" style:parent-style-name="objectwithoutfill">
      <style:graphic-properties svg:stroke-width="0.1cm" svg:stroke-color="#f5822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lue-point draw:id="4" svg:x="3.888cm" svg:y="0.154cm"/>
            <draw:glue-point draw:id="5" svg:x="1.148cm" svg:y="-3.571cm"/>
            <draw:glue-point draw:id="6" svg:x="-5cm" svg:y="2.113cm"/>
            <draw:glue-point draw:id="7" svg:x="0.185cm" svg:y="5cm"/>
            <draw:glue-point draw:id="8" svg:x="3.703cm" svg:y="3.041cm"/>
            <draw:path draw:style-name="gr1" draw:text-style-name="P1" draw:layer="layout" svg:width="1.446cm" svg:height="0.898cm" svg:x="9.051cm" svg:y="12.384cm" svg:viewBox="0 0 1447 899" svg:d="M0 899c0 0 1097-331 1349-582 233-232-1-317-169-317 0 115-1180 846-1180 899z">
              <text:p/>
            </draw:path>
            <draw:g>
              <draw:polygon draw:style-name="gr2" draw:text-style-name="P2" draw:layer="layout" svg:width="2.855cm" svg:height="1.792cm" svg:x="7.361cm" svg:y="11.616cm" svg:viewBox="0 0 2856 1793" draw:points="1155,1793 2856,725 1702,0 0,1068">
                <text:p/>
              </draw:polygon>
              <draw:polygon draw:style-name="gr3" draw:text-style-name="P3" draw:layer="layout" svg:width="1.883cm" svg:height="1.181cm" svg:x="7.665cm" svg:y="11.807cm" svg:viewBox="0 0 1884 1182" draw:points="1884,305 1398,0 0,877 486,1182">
                <text:p/>
              </draw:polygon>
              <draw:polygon draw:style-name="gr4" draw:text-style-name="P4" draw:layer="layout" svg:width="1.701cm" svg:height="2.745cm" svg:x="7.361cm" svg:y="9.939cm" svg:viewBox="0 0 1702 2746" draw:points="1702,1679 1702,0 0,1068 0,2746">
                <text:p/>
              </draw:polygon>
              <draw:polygon draw:style-name="gr5" draw:text-style-name="P5" draw:layer="layout" svg:width="1.579cm" svg:height="2.402cm" svg:x="7.422cm" svg:y="10.053cm" svg:viewBox="0 0 1580 2403" draw:points="1580,1411 1580,0 0,991 0,2403">
                <text:p/>
              </draw:polygon>
              <draw:polygon draw:style-name="gr6" draw:text-style-name="P2" draw:layer="layout" svg:width="1.761cm" svg:height="1.105cm" svg:x="7.301cm" svg:y="9.9cm" svg:viewBox="0 0 1762 1106" draw:points="61,1106 1762,39 1702,0 0,1068">
                <text:p/>
              </draw:polygon>
              <draw:polygon draw:style-name="gr7" draw:text-style-name="P6" draw:layer="layout" svg:width="0.06cm" svg:height="1.715cm" svg:x="7.301cm" svg:y="10.968cm" svg:viewBox="0 0 61 1716" draw:points="61,1716 61,39 0,0 0,1679">
                <text:p/>
              </draw:polygon>
              <draw:polygon draw:style-name="gr8" draw:text-style-name="P6" draw:layer="layout" svg:width="1.154cm" svg:height="0.914cm" svg:x="7.361cm" svg:y="12.684cm" svg:viewBox="0 0 1155 915" draw:points="1155,915 1155,725 0,0 0,191">
                <text:p/>
              </draw:polygon>
              <draw:line draw:style-name="gr9" draw:text-style-name="P7" draw:layer="layout" svg:x1="9.428cm" svg:y1="12.036cm" svg:x2="8.03cm" svg:y2="12.913cm">
                <text:p/>
              </draw:line>
              <draw:line draw:style-name="gr10" draw:text-style-name="P7" draw:layer="layout" svg:x1="9.306cm" svg:y1="11.96cm" svg:x2="7.908cm" svg:y2="12.837cm">
                <text:p/>
              </draw:line>
              <draw:line draw:style-name="gr11" draw:text-style-name="P7" draw:layer="layout" svg:x1="9.184cm" svg:y1="11.884cm" svg:x2="7.786cm" svg:y2="12.761cm">
                <text:p/>
              </draw:line>
              <draw:line draw:style-name="gr12" draw:text-style-name="P7" draw:layer="layout" svg:x1="7.969cm" svg:y1="12.646cm" svg:x2="7.847cm" svg:y2="12.57cm">
                <text:p/>
              </draw:line>
              <draw:line draw:style-name="gr13" draw:text-style-name="P7" draw:layer="layout" svg:x1="8.09cm" svg:y1="12.57cm" svg:x2="7.968cm" svg:y2="12.494cm">
                <text:p/>
              </draw:line>
              <draw:line draw:style-name="gr14" draw:text-style-name="P7" draw:layer="layout" svg:x1="8.212cm" svg:y1="12.494cm" svg:x2="8.09cm" svg:y2="12.418cm">
                <text:p/>
              </draw:line>
              <draw:line draw:style-name="gr15" draw:text-style-name="P7" draw:layer="layout" svg:x1="8.152cm" svg:y1="12.684cm" svg:x2="8.03cm" svg:y2="12.608cm">
                <text:p/>
              </draw:line>
              <draw:line draw:style-name="gr16" draw:text-style-name="P7" draw:layer="layout" svg:x1="8.273cm" svg:y1="12.608cm" svg:x2="8.151cm" svg:y2="12.532cm">
                <text:p/>
              </draw:line>
              <draw:line draw:style-name="gr17" draw:text-style-name="P7" draw:layer="layout" svg:x1="8.394cm" svg:y1="12.531cm" svg:x2="8.272cm" svg:y2="12.455cm">
                <text:p/>
              </draw:line>
              <draw:line draw:style-name="gr18" draw:text-style-name="P7" draw:layer="layout" svg:x1="8.334cm" svg:y1="12.417cm" svg:x2="8.212cm" svg:y2="12.341cm">
                <text:p/>
              </draw:line>
              <draw:line draw:style-name="gr19" draw:text-style-name="P7" draw:layer="layout" svg:x1="8.516cm" svg:y1="12.455cm" svg:x2="8.394cm" svg:y2="12.379cm">
                <text:p/>
              </draw:line>
              <draw:line draw:style-name="gr20" draw:text-style-name="P7" draw:layer="layout" svg:x1="8.456cm" svg:y1="12.341cm" svg:x2="8.334cm" svg:y2="12.265cm">
                <text:p/>
              </draw:line>
              <draw:line draw:style-name="gr21" draw:text-style-name="P7" draw:layer="layout" svg:x1="8.577cm" svg:y1="12.265cm" svg:x2="8.455cm" svg:y2="12.189cm">
                <text:p/>
              </draw:line>
              <draw:line draw:style-name="gr22" draw:text-style-name="P7" draw:layer="layout" svg:x1="8.698cm" svg:y1="12.188cm" svg:x2="8.576cm" svg:y2="12.112cm">
                <text:p/>
              </draw:line>
              <draw:line draw:style-name="gr23" draw:text-style-name="P7" draw:layer="layout" svg:x1="8.638cm" svg:y1="12.379cm" svg:x2="8.516cm" svg:y2="12.303cm">
                <text:p/>
              </draw:line>
              <draw:line draw:style-name="gr24" draw:text-style-name="P7" draw:layer="layout" svg:x1="8.759cm" svg:y1="12.302cm" svg:x2="8.637cm" svg:y2="12.226cm">
                <text:p/>
              </draw:line>
              <draw:line draw:style-name="gr25" draw:text-style-name="P7" draw:layer="layout" svg:x1="8.881cm" svg:y1="12.226cm" svg:x2="8.759cm" svg:y2="12.15cm">
                <text:p/>
              </draw:line>
              <draw:line draw:style-name="gr26" draw:text-style-name="P7" draw:layer="layout" svg:x1="8.82cm" svg:y1="12.112cm" svg:x2="8.698cm" svg:y2="12.036cm">
                <text:p/>
              </draw:line>
              <draw:line draw:style-name="gr27" draw:text-style-name="P7" draw:layer="layout" svg:x1="9.002cm" svg:y1="12.15cm" svg:x2="8.88cm" svg:y2="12.074cm">
                <text:p/>
              </draw:line>
              <draw:line draw:style-name="gr28" draw:text-style-name="P7" draw:layer="layout" svg:x1="8.942cm" svg:y1="12.036cm" svg:x2="8.82cm" svg:y2="11.96cm">
                <text:p/>
              </draw:line>
              <draw:line draw:style-name="gr29" draw:text-style-name="P7" draw:layer="layout" svg:x1="9.063cm" svg:y1="11.96cm" svg:x2="8.941cm" svg:y2="11.884cm">
                <text:p/>
              </draw:line>
              <draw:line draw:style-name="gr30" draw:text-style-name="P7" draw:layer="layout" svg:x1="9.124cm" svg:y1="12.074cm" svg:x2="9.002cm" svg:y2="11.998cm">
                <text:p/>
              </draw:line>
              <draw:line draw:style-name="gr31" draw:text-style-name="P7" draw:layer="layout" svg:x1="8.334cm" svg:y1="12.722cm" svg:x2="8.212cm" svg:y2="12.646cm">
                <text:p/>
              </draw:line>
              <draw:line draw:style-name="gr32" draw:text-style-name="P7" draw:layer="layout" svg:x1="8.456cm" svg:y1="12.646cm" svg:x2="8.334cm" svg:y2="12.57cm">
                <text:p/>
              </draw:line>
              <draw:line draw:style-name="gr33" draw:text-style-name="P7" draw:layer="layout" svg:x1="8.577cm" svg:y1="12.57cm" svg:x2="8.455cm" svg:y2="12.494cm">
                <text:p/>
              </draw:line>
              <draw:line draw:style-name="gr34" draw:text-style-name="P7" draw:layer="layout" svg:x1="8.638cm" svg:y1="12.684cm" svg:x2="8.516cm" svg:y2="12.608cm">
                <text:p/>
              </draw:line>
              <draw:line draw:style-name="gr35" draw:text-style-name="P7" draw:layer="layout" svg:x1="8.759cm" svg:y1="12.608cm" svg:x2="8.637cm" svg:y2="12.532cm">
                <text:p/>
              </draw:line>
              <draw:line draw:style-name="gr36" draw:text-style-name="P7" draw:layer="layout" svg:x1="8.698cm" svg:y1="12.494cm" svg:x2="8.576cm" svg:y2="12.418cm">
                <text:p/>
              </draw:line>
              <draw:line draw:style-name="gr37" draw:text-style-name="P7" draw:layer="layout" svg:x1="8.82cm" svg:y1="12.417cm" svg:x2="8.698cm" svg:y2="12.341cm">
                <text:p/>
              </draw:line>
              <draw:line draw:style-name="gr38" draw:text-style-name="P7" draw:layer="layout" svg:x1="8.942cm" svg:y1="12.341cm" svg:x2="8.82cm" svg:y2="12.265cm">
                <text:p/>
              </draw:line>
              <draw:line draw:style-name="gr39" draw:text-style-name="P7" draw:layer="layout" svg:x1="9.063cm" svg:y1="12.265cm" svg:x2="8.941cm" svg:y2="12.189cm">
                <text:p/>
              </draw:line>
              <draw:line draw:style-name="gr40" draw:text-style-name="P7" draw:layer="layout" svg:x1="9.246cm" svg:y1="12.302cm" svg:x2="9.124cm" svg:y2="12.226cm">
                <text:p/>
              </draw:line>
              <draw:line draw:style-name="gr41" draw:text-style-name="P7" draw:layer="layout" svg:x1="9.184cm" svg:y1="12.188cm" svg:x2="9.062cm" svg:y2="12.112cm">
                <text:p/>
              </draw:line>
              <draw:line draw:style-name="gr42" draw:text-style-name="P7" draw:layer="layout" svg:x1="9.367cm" svg:y1="12.226cm" svg:x2="9.245cm" svg:y2="12.15cm">
                <text:p/>
              </draw:line>
              <draw:line draw:style-name="gr43" draw:text-style-name="P7" draw:layer="layout" svg:x1="8.394cm" svg:y1="12.837cm" svg:x2="8.272cm" svg:y2="12.761cm">
                <text:p/>
              </draw:line>
              <draw:line draw:style-name="gr44" draw:text-style-name="P7" draw:layer="layout" svg:x1="8.516cm" svg:y1="12.76cm" svg:x2="8.394cm" svg:y2="12.684cm">
                <text:p/>
              </draw:line>
              <draw:polygon draw:style-name="gr45" draw:text-style-name="P4" draw:layer="layout" svg:width="1.701cm" svg:height="1.258cm" svg:x="8.516cm" svg:y="12.341cm" svg:viewBox="0 0 1702 1259" draw:points="1702,191 1702,0 0,1068 0,1259">
                <text:p/>
              </draw:polygon>
              <draw:polygon draw:style-name="gr46" draw:text-style-name="P8" draw:layer="layout" svg:width="2.917cm" svg:height="3.699cm" svg:x="7.3cm" svg:y="9.9cm" svg:viewBox="0 0 2918 3700" draw:points="1702,0 0,1068 0,2746 61,2784 61,2975 1216,3700 2918,2632 2918,2441 1763,1716 1763,39">
                <text:p/>
              </draw:polygon>
              <draw:polygon draw:style-name="gr47" draw:text-style-name="P9" draw:layer="layout" svg:width="0.729cm" svg:height="0.457cm" svg:x="8.759cm" svg:y="12.455cm" svg:viewBox="0 0 730 458" draw:points="730,191 426,0 0,267 304,458">
                <text:p/>
              </draw:polygon>
              <draw:line draw:style-name="gr48" draw:text-style-name="P7" draw:layer="layout" svg:x1="8.03cm" svg:y1="12.76cm" svg:x2="7.908cm" svg:y2="12.684cm">
                <text:p/>
              </draw:line>
              <draw:line draw:style-name="gr49" draw:text-style-name="P7" draw:layer="layout" svg:x1="8.212cm" svg:y1="12.799cm" svg:x2="8.09cm" svg:y2="12.723cm">
                <text:p/>
              </draw:line>
            </draw:g>
          </draw:g>
          <draw:g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50" draw:text-style-name="P1" draw:layer="layout" svg:width="0.406cm" svg:height="0.377cm" svg:x="23.511cm" svg:y="4.802cm" svg:viewBox="0 0 407 378" svg:d="M27 378c257 0 380-108 380-216s-93-162-280-162c0 162-197-162-100 378z">
              <text:p/>
            </draw:path>
            <draw:g>
              <draw:polygon draw:style-name="gr51" draw:text-style-name="P6" draw:layer="layout" svg:width="1.121cm" svg:height="3.025cm" svg:x="22.412cm" svg:y="2.154cm" svg:viewBox="0 0 1122 3026" draw:points="0,2378 0,0 1122,648 1122,3026">
                <text:p/>
              </draw:polygon>
              <draw:polygon draw:style-name="gr52" draw:text-style-name="P5" draw:layer="layout" svg:width="0.934cm" svg:height="2.701cm" svg:x="22.505cm" svg:y="2.316cm" svg:viewBox="0 0 935 2702" draw:points="0,2161 0,0 935,540 935,2702">
                <text:p/>
              </draw:polygon>
              <draw:polygon draw:style-name="gr53" draw:text-style-name="P2" draw:layer="layout" svg:width="1.225cm" svg:height="0.701cm" svg:x="22.412cm" svg:y="2.1cm" svg:viewBox="0 0 1226 702" draw:points="1122,702 0,54 104,0 1226,648">
                <text:p/>
              </draw:polygon>
              <draw:polygon draw:style-name="gr54" draw:text-style-name="P4" draw:layer="layout" svg:width="0.103cm" svg:height="2.431cm" svg:x="23.534cm" svg:y="2.748cm" svg:viewBox="0 0 104 2432" draw:points="0,2432 0,54 104,0 104,2378">
                <text:p/>
              </draw:polygon>
              <draw:polygon draw:style-name="gr55" draw:text-style-name="P8" draw:layer="layout" svg:width="1.225cm" svg:height="3.079cm" svg:x="22.412cm" svg:y="2.1cm" svg:viewBox="0 0 1226 3080" draw:points="104,0 1226,648 1226,3026 1122,3080 0,2432 0,54">
                <text:p/>
              </draw:polygon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56" draw:text-style-name="P1" draw:layer="layout" svg:width="0.956cm" svg:height="0.604cm" svg:x="26.643cm" svg:y="7.494cm" svg:viewBox="0 0 957 605" svg:d="M0 605c240 0 957-201 957-353 0-151-23-252-262-252 0 151-699 151-695 605z">
                <text:p/>
              </draw:path>
              <draw:g>
                <draw:polygon draw:style-name="gr57" draw:text-style-name="P6" draw:layer="layout" svg:width="0.435cm" svg:height="0.504cm" svg:x="26.291cm" svg:y="7.595cm" svg:viewBox="0 0 436 505" draw:points="0,303 87,0 436,202 349,505">
                  <text:p/>
                </draw:polygon>
                <draw:polygon draw:style-name="gr58" draw:text-style-name="P2" draw:layer="layout" svg:width="0.959cm" svg:height="0.554cm" svg:x="26.378cm" svg:y="7.242cm" svg:viewBox="0 0 960 555" draw:points="0,353 175,202 436,50 611,0 960,202 786,252 524,404 349,555">
                  <text:p/>
                </draw:polygon>
                <draw:path draw:style-name="gr59" draw:text-style-name="P4" draw:layer="layout" svg:width="0.785cm" svg:height="0.655cm" svg:x="26.64cm" svg:y="7.443cm" svg:viewBox="0 0 786 656" svg:d="M786 202c0-303-175-202-350-101-174 101-349 101-436 555 0 0 349-202 786-454z">
                  <text:p/>
                </draw:path>
                <draw:path draw:style-name="gr60" draw:text-style-name="P8" draw:layer="layout" svg:width="1.134cm" svg:height="0.857cm" svg:x="26.291cm" svg:y="7.242cm" svg:viewBox="0 0 1135 858" svg:d="M698 0c-174 50-174 50-349 151-87 51-262 101-349 505 175 101 175 101 349 202 100-46 611-353 786-454 0-253-175-253-437-404z">
                  <text:p/>
                </draw:path>
              </draw:g>
            </draw:g>
            <draw:g>
              <draw:path draw:style-name="gr61" draw:text-style-name="P1" draw:layer="layout" svg:width="1.57cm" svg:height="1.21cm" svg:x="25.854cm" svg:y="5.072cm" svg:viewBox="0 0 1571 1211" svg:d="M6 1211c239 0 1565-51 1565-505s-455-706-695-706c0 151-958 101-870 1211z">
                <text:p/>
              </draw:path>
              <draw:g>
                <draw:polygon draw:style-name="gr62" draw:text-style-name="P6" draw:layer="layout" svg:width="0.872cm" svg:height="0.705cm" svg:x="24.981cm" svg:y="5.576cm" svg:viewBox="0 0 873 706" draw:points="0,202 0,0 873,505 873,706">
                  <text:p/>
                </draw:polygon>
                <draw:polygon draw:style-name="gr63" draw:text-style-name="P6" draw:layer="layout" svg:width="0.872cm" svg:height="0.857cm" svg:x="25.68cm" svg:y="4.82cm" svg:viewBox="0 0 873 858" draw:points="0,353 0,0 873,505 873,858">
                  <text:p/>
                </draw:polygon>
                <draw:polygon draw:style-name="gr64" draw:text-style-name="P2" draw:layer="layout" svg:width="1.57cm" svg:height="0.907cm" svg:x="24.981cm" svg:y="5.173cm" svg:viewBox="0 0 1571 908" draw:points="0,404 698,0 1571,505 873,908">
                  <text:p/>
                </draw:polygon>
                <draw:line draw:style-name="gr65" draw:text-style-name="P7" draw:layer="layout" svg:x1="25.68cm" svg:y1="5.173cm" svg:x2="26.553cm" svg:y2="5.678cm">
                  <text:p/>
                </draw:line>
                <draw:polygon draw:style-name="gr66" draw:text-style-name="P4" draw:layer="layout" svg:width="0.872cm" svg:height="0.857cm" svg:x="25.854cm" svg:y="5.425cm" svg:viewBox="0 0 873 858" draw:points="0,858 0,656 698,252 698,0 873,101 873,353">
                  <text:p/>
                </draw:polygon>
                <draw:polygon draw:style-name="gr67" draw:text-style-name="P6" draw:layer="layout" svg:width="2.792cm" svg:height="3.834cm" svg:x="24.021cm" svg:y="1.742cm" svg:viewBox="0 0 2793 3835" draw:points="0,2220 0,0 2793,1615 2793,3835">
                  <text:p/>
                </draw:polygon>
                <draw:polygon draw:style-name="gr68" draw:text-style-name="P5" draw:layer="layout" svg:width="2.618cm" svg:height="3.531cm" svg:x="24.109cm" svg:y="1.893cm" svg:viewBox="0 0 2619 3532" draw:points="0,2018 0,0 2619,1514 2619,3532">
                  <text:p/>
                </draw:polygon>
                <draw:polygon draw:style-name="gr69" draw:text-style-name="P2" draw:layer="layout" svg:width="2.967cm" svg:height="1.714cm" svg:x="24.021cm" svg:y="1.641cm" svg:viewBox="0 0 2968 1715" draw:points="2793,1715 0,101 175,0 2968,1615">
                  <text:p/>
                </draw:polygon>
                <draw:polygon draw:style-name="gr70" draw:text-style-name="P4" draw:layer="layout" svg:width="0.174cm" svg:height="2.32cm" svg:x="26.815cm" svg:y="3.256cm" svg:viewBox="0 0 175 2321" draw:points="0,2321 0,101 175,0 175,2220">
                  <text:p/>
                </draw:polygon>
                <draw:polygon draw:style-name="gr71" draw:text-style-name="P8" draw:layer="layout" svg:width="2.967cm" svg:height="4.641cm" svg:x="24.021cm" svg:y="1.641cm" svg:viewBox="0 0 2968 4642" draw:points="175,0 2968,1615 2968,3835 2793,3935 2706,3885 2706,4137 1833,4642 960,4137 960,3935 1658,3532 1658,3280 0,2321 0,101">
                  <text:p/>
                </draw:polygon>
              </draw:g>
            </draw:g>
            <draw:g>
              <draw:path draw:style-name="gr72" draw:text-style-name="P1" draw:layer="layout" svg:width="1.136cm" svg:height="0.604cm" svg:x="25.503cm" svg:y="6.939cm" svg:viewBox="0 0 1137 605" svg:d="M6 605c240 0 1131-252 1131-403 0-152-22-202-262-202 0 151-960 101-869 605z">
                <text:p/>
              </draw:path>
              <draw:g>
                <draw:polygon draw:style-name="gr73" draw:text-style-name="P2" draw:layer="layout" svg:width="3.752cm" svg:height="2.169cm" svg:x="22.712cm" svg:y="5.223cm" svg:viewBox="0 0 3753 2170" draw:points="2793,2170 0,555 960,0 3753,1615">
                  <text:p/>
                </draw:polygon>
                <draw:polygon draw:style-name="gr74" draw:text-style-name="P3" draw:layer="layout" svg:width="2.53cm" svg:height="1.462cm" svg:x="22.974cm" svg:y="5.375cm" svg:viewBox="0 0 2531 1463" draw:points="0,404 698,0 2531,1060 1833,1463">
                  <text:p/>
                </draw:polygon>
                <draw:polygon draw:style-name="gr75" draw:text-style-name="P3" draw:layer="layout" svg:width="1.221cm" svg:height="0.705cm" svg:x="24.981cm" svg:y="6.535cm" svg:viewBox="0 0 1222 706" draw:points="0,404 698,0 1222,303 524,706">
                  <text:p/>
                </draw:polygon>
                <draw:polygon draw:style-name="gr76" draw:text-style-name="P4" draw:layer="layout" svg:width="0.959cm" svg:height="0.756cm" svg:x="25.505cm" svg:y="6.838cm" svg:viewBox="0 0 960 757" draw:points="0,757 0,555 960,0 960,202">
                  <text:p/>
                </draw:polygon>
                <draw:line draw:style-name="gr77" draw:text-style-name="P7" draw:layer="layout" svg:x1="23.148cm" svg:y1="5.677cm" svg:x2="24.981cm" svg:y2="6.737cm">
                  <text:p/>
                </draw:line>
                <draw:line draw:style-name="gr78" draw:text-style-name="P7" draw:layer="layout" svg:x1="23.323cm" svg:y1="5.576cm" svg:x2="25.156cm" svg:y2="6.636cm">
                  <text:p/>
                </draw:line>
                <draw:line draw:style-name="gr79" draw:text-style-name="P7" draw:layer="layout" svg:x1="23.498cm" svg:y1="5.476cm" svg:x2="25.331cm" svg:y2="6.536cm">
                  <text:p/>
                </draw:line>
                <draw:line draw:style-name="gr80" draw:text-style-name="P7" draw:layer="layout" svg:x1="25.156cm" svg:y1="6.434cm" svg:x2="25.331cm" svg:y2="6.333cm">
                  <text:p/>
                </draw:line>
                <draw:line draw:style-name="gr81" draw:text-style-name="P7" draw:layer="layout" svg:x1="24.981cm" svg:y1="6.333cm" svg:x2="25.156cm" svg:y2="6.232cm">
                  <text:p/>
                </draw:line>
                <draw:line draw:style-name="gr82" draw:text-style-name="P7" draw:layer="layout" svg:x1="24.807cm" svg:y1="6.233cm" svg:x2="24.982cm" svg:y2="6.132cm">
                  <text:p/>
                </draw:line>
                <draw:line draw:style-name="gr83" draw:text-style-name="P7" draw:layer="layout" svg:x1="24.894cm" svg:y1="6.485cm" svg:x2="25.069cm" svg:y2="6.384cm">
                  <text:p/>
                </draw:line>
                <draw:line draw:style-name="gr84" draw:text-style-name="P7" draw:layer="layout" svg:x1="24.72cm" svg:y1="6.384cm" svg:x2="24.895cm" svg:y2="6.283cm">
                  <text:p/>
                </draw:line>
                <draw:line draw:style-name="gr85" draw:text-style-name="P7" draw:layer="layout" svg:x1="24.545cm" svg:y1="6.283cm" svg:x2="24.72cm" svg:y2="6.182cm">
                  <text:p/>
                </draw:line>
                <draw:line draw:style-name="gr86" draw:text-style-name="P7" draw:layer="layout" svg:x1="24.632cm" svg:y1="6.132cm" svg:x2="24.807cm" svg:y2="6.031cm">
                  <text:p/>
                </draw:line>
                <draw:line draw:style-name="gr87" draw:text-style-name="P7" draw:layer="layout" svg:x1="24.37cm" svg:y1="6.182cm" svg:x2="24.545cm" svg:y2="6.081cm">
                  <text:p/>
                </draw:line>
                <draw:line draw:style-name="gr88" draw:text-style-name="P7" draw:layer="layout" svg:x1="24.458cm" svg:y1="6.031cm" svg:x2="24.633cm" svg:y2="5.93cm">
                  <text:p/>
                </draw:line>
                <draw:line draw:style-name="gr89" draw:text-style-name="P7" draw:layer="layout" svg:x1="24.283cm" svg:y1="5.93cm" svg:x2="24.458cm" svg:y2="5.829cm">
                  <text:p/>
                </draw:line>
                <draw:line draw:style-name="gr90" draw:text-style-name="P7" draw:layer="layout" svg:x1="24.109cm" svg:y1="5.829cm" svg:x2="24.284cm" svg:y2="5.728cm">
                  <text:p/>
                </draw:line>
                <draw:line draw:style-name="gr91" draw:text-style-name="P7" draw:layer="layout" svg:x1="24.196cm" svg:y1="6.081cm" svg:x2="24.371cm" svg:y2="5.98cm">
                  <text:p/>
                </draw:line>
                <draw:line draw:style-name="gr92" draw:text-style-name="P7" draw:layer="layout" svg:x1="24.021cm" svg:y1="5.98cm" svg:x2="24.196cm" svg:y2="5.879cm">
                  <text:p/>
                </draw:line>
                <draw:line draw:style-name="gr93" draw:text-style-name="P7" draw:layer="layout" svg:x1="23.847cm" svg:y1="5.879cm" svg:x2="24.022cm" svg:y2="5.778cm">
                  <text:p/>
                </draw:line>
                <draw:line draw:style-name="gr94" draw:text-style-name="P7" draw:layer="layout" svg:x1="23.934cm" svg:y1="5.728cm" svg:x2="24.109cm" svg:y2="5.627cm">
                  <text:p/>
                </draw:line>
                <draw:line draw:style-name="gr95" draw:text-style-name="P7" draw:layer="layout" svg:x1="23.672cm" svg:y1="5.778cm" svg:x2="23.847cm" svg:y2="5.677cm">
                  <text:p/>
                </draw:line>
                <draw:line draw:style-name="gr96" draw:text-style-name="P7" draw:layer="layout" svg:x1="23.759cm" svg:y1="5.627cm" svg:x2="23.934cm" svg:y2="5.526cm">
                  <text:p/>
                </draw:line>
                <draw:line draw:style-name="gr97" draw:text-style-name="P7" draw:layer="layout" svg:x1="23.585cm" svg:y1="5.526cm" svg:x2="23.76cm" svg:y2="5.425cm">
                  <text:p/>
                </draw:line>
                <draw:line draw:style-name="gr98" draw:text-style-name="P7" draw:layer="layout" svg:x1="23.498cm" svg:y1="5.677cm" svg:x2="23.673cm" svg:y2="5.576cm">
                  <text:p/>
                </draw:line>
                <draw:line draw:style-name="gr99" draw:text-style-name="P7" draw:layer="layout" svg:x1="24.632cm" svg:y1="6.535cm" svg:x2="24.807cm" svg:y2="6.434cm">
                  <text:p/>
                </draw:line>
                <draw:line draw:style-name="gr100" draw:text-style-name="P7" draw:layer="layout" svg:x1="24.458cm" svg:y1="6.434cm" svg:x2="24.633cm" svg:y2="6.333cm">
                  <text:p/>
                </draw:line>
                <draw:line draw:style-name="gr101" draw:text-style-name="P7" draw:layer="layout" svg:x1="24.283cm" svg:y1="6.333cm" svg:x2="24.458cm" svg:y2="6.232cm">
                  <text:p/>
                </draw:line>
                <draw:line draw:style-name="gr102" draw:text-style-name="P7" draw:layer="layout" svg:x1="24.196cm" svg:y1="6.485cm" svg:x2="24.371cm" svg:y2="6.384cm">
                  <text:p/>
                </draw:line>
                <draw:line draw:style-name="gr103" draw:text-style-name="P7" draw:layer="layout" svg:x1="24.021cm" svg:y1="6.384cm" svg:x2="24.196cm" svg:y2="6.283cm">
                  <text:p/>
                </draw:line>
                <draw:line draw:style-name="gr104" draw:text-style-name="P7" draw:layer="layout" svg:x1="24.109cm" svg:y1="6.233cm" svg:x2="24.284cm" svg:y2="6.132cm">
                  <text:p/>
                </draw:line>
                <draw:line draw:style-name="gr105" draw:text-style-name="P7" draw:layer="layout" svg:x1="23.934cm" svg:y1="6.132cm" svg:x2="24.109cm" svg:y2="6.031cm">
                  <text:p/>
                </draw:line>
                <draw:line draw:style-name="gr106" draw:text-style-name="P7" draw:layer="layout" svg:x1="23.759cm" svg:y1="6.031cm" svg:x2="23.934cm" svg:y2="5.93cm">
                  <text:p/>
                </draw:line>
                <draw:line draw:style-name="gr107" draw:text-style-name="P7" draw:layer="layout" svg:x1="23.585cm" svg:y1="5.93cm" svg:x2="23.76cm" svg:y2="5.829cm">
                  <text:p/>
                </draw:line>
                <draw:line draw:style-name="gr108" draw:text-style-name="P7" draw:layer="layout" svg:x1="23.323cm" svg:y1="5.98cm" svg:x2="23.498cm" svg:y2="5.879cm">
                  <text:p/>
                </draw:line>
                <draw:line draw:style-name="gr109" draw:text-style-name="P7" draw:layer="layout" svg:x1="23.41cm" svg:y1="5.829cm" svg:x2="23.585cm" svg:y2="5.728cm">
                  <text:p/>
                </draw:line>
                <draw:line draw:style-name="gr110" draw:text-style-name="P7" draw:layer="layout" svg:x1="23.148cm" svg:y1="5.879cm" svg:x2="23.323cm" svg:y2="5.778cm">
                  <text:p/>
                </draw:line>
                <draw:line draw:style-name="gr111" draw:text-style-name="P7" draw:layer="layout" svg:x1="24.545cm" svg:y1="6.687cm" svg:x2="24.72cm" svg:y2="6.586cm">
                  <text:p/>
                </draw:line>
                <draw:line draw:style-name="gr112" draw:text-style-name="P7" draw:layer="layout" svg:x1="24.37cm" svg:y1="6.586cm" svg:x2="24.545cm" svg:y2="6.485cm">
                  <text:p/>
                </draw:line>
                <draw:line draw:style-name="gr113" draw:text-style-name="P7" draw:layer="layout" svg:x1="25.156cm" svg:y1="7.04cm" svg:x2="25.854cm" svg:y2="6.636cm">
                  <text:p/>
                </draw:line>
                <draw:line draw:style-name="gr114" draw:text-style-name="P7" draw:layer="layout" svg:x1="25.331cm" svg:y1="7.141cm" svg:x2="26.029cm" svg:y2="6.737cm">
                  <text:p/>
                </draw:line>
                <draw:line draw:style-name="gr115" draw:text-style-name="P7" draw:layer="layout" svg:x1="25.505cm" svg:y1="6.636cm" svg:x2="26.029cm" svg:y2="6.939cm">
                  <text:p/>
                </draw:line>
                <draw:line draw:style-name="gr116" draw:text-style-name="P7" draw:layer="layout" svg:x1="25.331cm" svg:y1="6.737cm" svg:x2="25.855cm" svg:y2="7.04cm">
                  <text:p/>
                </draw:line>
                <draw:line draw:style-name="gr117" draw:text-style-name="P7" draw:layer="layout" svg:x1="25.156cm" svg:y1="6.838cm" svg:x2="25.505cm" svg:y2="7.04cm">
                  <text:p/>
                </draw:line>
                <draw:polygon draw:style-name="gr118" draw:text-style-name="P6" draw:layer="layout" svg:width="2.792cm" svg:height="1.815cm" svg:x="22.712cm" svg:y="5.778cm" svg:viewBox="0 0 2793 1816" draw:points="0,202 0,0 2793,1615 2793,1816">
                  <text:p/>
                </draw:polygon>
                <draw:polygon draw:style-name="gr119" draw:text-style-name="P8" draw:layer="layout" svg:width="3.752cm" svg:height="2.37cm" svg:x="22.712cm" svg:y="5.223cm" svg:viewBox="0 0 3753 2371" draw:points="960,0 3753,1615 3753,1816 2793,2371 0,757 0,555">
                  <text:p/>
                </draw:polygon>
              </draw:g>
            </draw:g>
          </draw:g>
          <draw:g>
            <draw:glue-point draw:id="4" svg:x="-1.497cm" svg:y="-4.032cm"/>
            <draw:glue-point draw:id="5" svg:x="1.751cm" svg:y="0.806cm"/>
            <draw:glue-point draw:id="6" svg:x="-5.239cm" svg:y="-1.451cm"/>
            <draw:glue-point draw:id="7" svg:x="-2.309cm" svg:y="3.709cm"/>
            <draw:glue-point draw:id="8" svg:x="-3.934cm" svg:y="-5cm"/>
            <draw:glue-point draw:id="9" svg:x="-5.239cm" svg:y="2.741cm"/>
            <draw:path draw:style-name="gr120" draw:text-style-name="P1" draw:layer="layout" svg:width="0.478cm" svg:height="0.466cm" svg:x="22.038cm" svg:y="3.643cm" svg:viewBox="0 0 479 467" svg:d="M30 467c246 0 522-52 432-259-89-208-123-208-369-208 0 156-157-52-63 467z">
              <text:p/>
            </draw:path>
            <draw:g>
              <draw:polygon draw:style-name="gr121" draw:text-style-name="P6" draw:layer="layout" svg:width="0.628cm" svg:height="1.557cm" svg:x="21.412cm" svg:y="2.552cm" svg:viewBox="0 0 629 1558" draw:points="0,1195 0,0 629,364 629,1558">
                <text:p/>
              </draw:polygon>
              <draw:polygon draw:style-name="gr122" draw:text-style-name="P5" draw:layer="layout" svg:width="0.448cm" svg:height="1.09cm" svg:x="21.502cm" svg:y="2.708cm" svg:viewBox="0 0 449 1091" draw:points="0,831 0,0 449,260 449,1091">
                <text:p/>
              </draw:polygon>
              <draw:polygon draw:style-name="gr123" draw:text-style-name="P2" draw:layer="layout" svg:width="0.718cm" svg:height="0.414cm" svg:x="21.412cm" svg:y="2.5cm" svg:viewBox="0 0 719 415" draw:points="629,415 0,52 90,0 719,364">
                <text:p/>
              </draw:polygon>
              <draw:polygon draw:style-name="gr124" draw:text-style-name="P4" draw:layer="layout" svg:width="0.089cm" svg:height="1.245cm" svg:x="22.041cm" svg:y="2.864cm" svg:viewBox="0 0 90 1246" draw:points="0,1246 0,52 90,0 90,1195">
                <text:p/>
              </draw:polygon>
              <draw:polygon draw:style-name="gr125" draw:text-style-name="P8" draw:layer="layout" svg:width="0.718cm" svg:height="1.609cm" svg:x="21.412cm" svg:y="2.5cm" svg:viewBox="0 0 719 1610" draw:points="90,0 719,364 719,1558 629,1610 0,1246 0,52">
                <text:p/>
              </draw:polygon>
              <draw:line draw:style-name="gr126" draw:text-style-name="P7" draw:layer="layout" svg:x1="21.592cm" svg:y1="3.695cm" svg:x2="21.862cm" svg:y2="3.851cm">
                <text:p/>
              </draw:line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27" draw:text-style-name="P1" draw:layer="layout" svg:width="2.507cm" svg:height="1.469cm" svg:x="15.155cm" svg:y="5.73cm" svg:viewBox="0 0 2508 1470" svg:d="M0 1470c710 0 1823-464 2303-770s0-700-242-700z">
              <text:p/>
            </draw:path>
            <draw:g>
              <draw:polygon draw:style-name="gr128" draw:text-style-name="P6" draw:layer="layout" svg:width="1.454cm" svg:height="3.639cm" svg:x="13.7cm" svg:y="3.56cm" svg:viewBox="0 0 1455 3640" draw:points="0,2800 0,0 1455,840 1455,3640">
                <text:p/>
              </draw:polygon>
              <draw:polygon draw:style-name="gr129" draw:text-style-name="P10" draw:layer="layout" svg:width="2.06cm" svg:height="3.989cm" svg:x="15.155cm" svg:y="3.21cm" svg:viewBox="0 0 2061 3990" draw:points="0,3990 0,1190 2061,0 2061,2800">
                <text:p/>
              </draw:polygon>
              <draw:polygon draw:style-name="gr130" draw:text-style-name="P11" draw:layer="layout" svg:width="3.515cm" svg:height="2.029cm" svg:x="13.7cm" svg:y="2.37cm" svg:viewBox="0 0 3516 2030" draw:points="1455,2030 0,1190 2061,0 3516,840">
                <text:p/>
              </draw:polygon>
              <draw:polygon draw:style-name="gr131" draw:text-style-name="P8" draw:layer="layout" svg:width="3.515cm" svg:height="4.829cm" svg:x="13.7cm" svg:y="2.37cm" svg:viewBox="0 0 3516 4830" draw:points="0,3990 0,1190 2061,0 3516,840 3516,3640 1455,4830">
                <text:p/>
              </draw:polygon>
              <draw:line draw:style-name="gr132" draw:text-style-name="P7" draw:layer="layout" svg:x1="14.912cm" svg:y1="6.5cm" svg:x2="13.942cm" svg:y2="5.94cm">
                <text:p/>
              </draw:line>
              <draw:line draw:style-name="gr133" draw:text-style-name="P7" draw:layer="layout" svg:x1="14.912cm" svg:y1="6.78cm" svg:x2="13.942cm" svg:y2="6.22cm">
                <text:p/>
              </draw:line>
              <draw:line draw:style-name="gr134" draw:text-style-name="P7" draw:layer="layout" svg:x1="14.912cm" svg:y1="6.64cm" svg:x2="13.942cm" svg:y2="6.08cm">
                <text:p/>
              </draw:line>
              <draw:polyline draw:style-name="gr135" draw:text-style-name="P7" draw:layer="layout" svg:width="1.211cm" svg:height="0.839cm" svg:x="13.821cm" svg:y="3.98cm" svg:viewBox="0 0 1212 840" draw:points="1212,840 0,140 0,0">
                <text:p/>
              </draw:polyline>
              <draw:polyline draw:style-name="gr136" draw:text-style-name="P7" draw:layer="layout" svg:width="1.19cm" svg:height="0.842cm" svg:x="13.842cm" svg:y="3.977cm" svg:viewBox="0 0 1191 843" draw:points="1191,843 1191,703 0,0">
                <text:p/>
              </draw:polyline>
              <draw:polygon draw:style-name="gr137" draw:text-style-name="P12" draw:layer="layout" svg:width="0.141cm" svg:height="0.246cm" svg:x="14.27cm" svg:y="5.377cm" svg:viewBox="0 0 142 247" draw:points="0,165 0,0 142,82 142,247">
                <text:p/>
              </draw:polygon>
              <draw:line draw:style-name="gr138" draw:text-style-name="P7" draw:layer="layout" svg:x1="14.912cm" svg:y1="6.36cm" svg:x2="13.942cm" svg:y2="5.8cm">
                <text:p/>
              </draw:line>
            </draw:g>
            <draw:g>
              <draw:polygon draw:style-name="gr139" draw:text-style-name="P13" draw:layer="layout" svg:width="0.884cm" svg:height="1.15cm" svg:x="16.644cm" svg:y="4.82cm" svg:viewBox="0 0 885 1151" draw:points="0,640 0,0 608,352 664,256 885,384 885,1151">
                <text:p/>
              </draw:polygon>
              <draw:polygon draw:style-name="gr140" draw:text-style-name="P14" draw:layer="layout" svg:width="0.995cm" svg:height="1.086cm" svg:x="16.533cm" svg:y="4.884cm" svg:viewBox="0 0 996 1087" draw:points="111,576 0,0 885,512 996,1087">
                <text:p/>
              </draw:polygon>
              <draw:polygon draw:style-name="gr141" draw:text-style-name="P14" draw:layer="layout" svg:width="1.106cm" svg:height="0.99cm" svg:x="16.422cm" svg:y="4.98cm" svg:viewBox="0 0 1107 991" draw:points="222,480 0,0 885,512 1107,991">
                <text:p/>
              </draw:polygon>
              <draw:polygon draw:style-name="gr142" draw:text-style-name="P13" draw:layer="layout" svg:width="1.161cm" svg:height="0.862cm" svg:x="16.367cm" svg:y="5.108cm" svg:viewBox="0 0 1162 863" draw:points="277,352 0,0 830,448 1162,863">
                <text:p/>
              </draw:polygon>
              <draw:polygon draw:style-name="gr143" draw:text-style-name="P8" draw:layer="layout" svg:width="1.161cm" svg:height="1.15cm" svg:x="16.367cm" svg:y="4.82cm" svg:viewBox="0 0 1162 1151" draw:points="277,128 277,0 885,352 940,256 1162,384 1162,1151 277,640 0,288 154,368 55,160 198,244 166,64">
                <text:p/>
              </draw:polygon>
            </draw:g>
            <draw:g>
              <draw:polygon draw:style-name="gr144" draw:text-style-name="P13" draw:layer="layout" svg:width="0.51cm" svg:height="0.738cm" svg:x="16.999cm" svg:y="6.282cm" svg:viewBox="0 0 511 739" draw:points="511,0 0,74 511,739">
                <text:p/>
              </draw:polygon>
              <draw:polygon draw:style-name="gr145" draw:text-style-name="P13" draw:layer="layout" svg:width="0.51cm" svg:height="0.738cm" svg:x="16.488cm" svg:y="5.691cm" svg:viewBox="0 0 511 739" draw:points="0,0 511,665 0,739">
                <text:p/>
              </draw:polygon>
              <draw:polygon draw:style-name="gr146" draw:text-style-name="P13" draw:layer="layout" svg:width="1.022cm" svg:height="0.738cm" svg:x="16.488cm" svg:y="6.282cm" svg:viewBox="0 0 1023 739" draw:points="1023,739 511,0 0,148">
                <text:p/>
              </draw:polygon>
              <draw:polygon draw:style-name="gr147" draw:text-style-name="P13" draw:layer="layout" svg:width="1.022cm" svg:height="0.738cm" svg:x="16.488cm" svg:y="5.691cm" svg:viewBox="0 0 1023 739" draw:points="1023,591 511,739 0,0">
                <text:p/>
              </draw:polygon>
              <draw:polygon draw:style-name="gr148" draw:text-style-name="P8" draw:layer="layout" svg:width="1.022cm" svg:height="1.329cm" svg:x="16.488cm" svg:y="5.691cm" svg:viewBox="0 0 1023 1330" draw:points="0,739 0,0 1023,591 1023,1330">
                <text:p/>
              </draw:polygon>
            </draw:g>
            <draw:g>
              <draw:custom-shape draw:style-name="gr149" draw:text-style-name="P15" draw:layer="layout" svg:width="0.932cm" svg:height="1.38cm" svg:x="15.678cm" svg:y="5.781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150" draw:text-style-name="P16" draw:layer="layout" svg:width="0.932cm" svg:height="0.437cm" svg:x="15.678cm" svg:y="5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1" draw:text-style-name="P17" draw:layer="layout" svg:width="1.021cm" svg:height="1.015cm" svg:x="15.64cm" svg:y="5.02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olygon draw:style-name="gr152" draw:text-style-name="P18" draw:layer="layout" svg:width="0.622cm" svg:height="0.949cm" svg:x="15.867cm" svg:y="5.058cm" svg:viewBox="0 0 623 950" draw:points="0,66 113,66 170,33 283,0 453,66 340,66 397,164 227,327 170,360 113,393 227,459 283,524 453,524 623,622 510,819 340,950 340,754 227,622 283,557 170,459 57,426 0,295">
                <text:p/>
              </draw:polygon>
              <draw:path draw:style-name="gr153" draw:text-style-name="P18" draw:layer="layout" svg:width="0.257cm" svg:height="0.432cm" svg:x="16.377cm" svg:y="5.117cm" svg:viewBox="0 0 258 433" svg:d="M227 433v-33l-57-98v-99l-57-131-113-65c113-65 340 360 227 426z">
                <text:p/>
              </draw:path>
              <draw:g>
                <draw:line draw:style-name="gr154" draw:text-style-name="P19" draw:layer="layout" svg:x1="16.094cm" svg:y1="5.68cm" svg:x2="16.037cm" svg:y2="5.451cm">
                  <text:p/>
                </draw:line>
                <draw:line draw:style-name="gr155" draw:text-style-name="P19" draw:layer="layout" svg:x1="16.093cm" svg:y1="5.681cm" svg:x2="16.15cm" svg:y2="5.517cm">
                  <text:p/>
                </draw:line>
                <draw:line draw:style-name="gr156" draw:text-style-name="P19" draw:layer="layout" svg:x1="16.207cm" svg:y1="5.681cm" svg:x2="16.15cm" svg:y2="5.517cm">
                  <text:p/>
                </draw:line>
                <draw:line draw:style-name="gr157" draw:text-style-name="P19" draw:layer="layout" svg:x1="16.207cm" svg:y1="5.68cm" svg:x2="16.264cm" svg:y2="5.451cm">
                  <text:p/>
                </draw:line>
              </draw:g>
              <draw:g>
                <draw:line draw:style-name="gr158" draw:text-style-name="P19" draw:layer="layout" svg:x1="16.434cm" svg:y1="5.68cm" svg:x2="16.377cm" svg:y2="5.451cm">
                  <text:p/>
                </draw:line>
                <draw:line draw:style-name="gr159" draw:text-style-name="P19" draw:layer="layout" svg:x1="16.433cm" svg:y1="5.681cm" svg:x2="16.49cm" svg:y2="5.517cm">
                  <text:p/>
                </draw:line>
                <draw:line draw:style-name="gr160" draw:text-style-name="P19" draw:layer="layout" svg:x1="16.547cm" svg:y1="5.681cm" svg:x2="16.49cm" svg:y2="5.517cm">
                  <text:p/>
                </draw:line>
                <draw:line draw:style-name="gr161" draw:text-style-name="P19" draw:layer="layout" svg:x1="16.547cm" svg:y1="5.68cm" svg:x2="16.604cm" svg:y2="5.451cm">
                  <text:p/>
                </draw:line>
              </draw:g>
              <draw:g>
                <draw:line draw:style-name="gr162" draw:text-style-name="P19" draw:layer="layout" svg:x1="15.754cm" svg:y1="5.68cm" svg:x2="15.697cm" svg:y2="5.451cm">
                  <text:p/>
                </draw:line>
                <draw:line draw:style-name="gr163" draw:text-style-name="P19" draw:layer="layout" svg:x1="15.753cm" svg:y1="5.681cm" svg:x2="15.81cm" svg:y2="5.517cm">
                  <text:p/>
                </draw:line>
                <draw:line draw:style-name="gr164" draw:text-style-name="P19" draw:layer="layout" svg:x1="15.867cm" svg:y1="5.681cm" svg:x2="15.81cm" svg:y2="5.517cm">
                  <text:p/>
                </draw:line>
                <draw:line draw:style-name="gr165" draw:text-style-name="P19" draw:layer="layout" svg:x1="15.867cm" svg:y1="5.68cm" svg:x2="15.924cm" svg:y2="5.451cm">
                  <text:p/>
                </draw:line>
              </draw:g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66" draw:text-style-name="P1" draw:layer="layout" svg:width="2.507cm" svg:height="1.469cm" svg:x="7.692cm" svg:y="5.86cm" svg:viewBox="0 0 2508 1470" svg:d="M0 1470c710 0 1823-464 2303-770s0-700-242-700z">
              <text:p/>
            </draw:path>
            <draw:g>
              <draw:polygon draw:style-name="gr167" draw:text-style-name="P6" draw:layer="layout" svg:width="1.454cm" svg:height="3.639cm" svg:x="6.237cm" svg:y="3.69cm" svg:viewBox="0 0 1455 3640" draw:points="0,2800 0,0 1455,840 1455,3640">
                <text:p/>
              </draw:polygon>
              <draw:polygon draw:style-name="gr168" draw:text-style-name="P10" draw:layer="layout" svg:width="2.06cm" svg:height="3.989cm" svg:x="7.692cm" svg:y="3.34cm" svg:viewBox="0 0 2061 3990" draw:points="0,3990 0,1190 2061,0 2061,2800">
                <text:p/>
              </draw:polygon>
              <draw:polygon draw:style-name="gr169" draw:text-style-name="P2" draw:layer="layout" svg:width="3.515cm" svg:height="2.029cm" svg:x="6.237cm" svg:y="2.5cm" svg:viewBox="0 0 3516 2030" draw:points="1455,2030 0,1190 2061,0 3516,840">
                <text:p/>
              </draw:polygon>
              <draw:polygon draw:style-name="gr170" draw:text-style-name="P8" draw:layer="layout" svg:width="3.515cm" svg:height="4.829cm" svg:x="6.237cm" svg:y="2.5cm" svg:viewBox="0 0 3516 4830" draw:points="0,3990 0,1190 2061,0 3516,840 3516,3640 1455,4830">
                <text:p/>
              </draw:polygon>
              <draw:line draw:style-name="gr171" draw:text-style-name="P7" draw:layer="layout" svg:x1="7.449cm" svg:y1="6.63cm" svg:x2="6.479cm" svg:y2="6.07cm">
                <text:p/>
              </draw:line>
              <draw:line draw:style-name="gr172" draw:text-style-name="P7" draw:layer="layout" svg:x1="7.449cm" svg:y1="6.91cm" svg:x2="6.479cm" svg:y2="6.35cm">
                <text:p/>
              </draw:line>
              <draw:line draw:style-name="gr173" draw:text-style-name="P7" draw:layer="layout" svg:x1="7.449cm" svg:y1="6.77cm" svg:x2="6.479cm" svg:y2="6.21cm">
                <text:p/>
              </draw:line>
              <draw:polyline draw:style-name="gr174" draw:text-style-name="P7" draw:layer="layout" svg:width="1.211cm" svg:height="0.839cm" svg:x="6.358cm" svg:y="4.11cm" svg:viewBox="0 0 1212 840" draw:points="1212,840 0,140 0,0">
                <text:p/>
              </draw:polyline>
              <draw:polyline draw:style-name="gr175" draw:text-style-name="P7" draw:layer="layout" svg:width="1.19cm" svg:height="0.842cm" svg:x="6.379cm" svg:y="4.107cm" svg:viewBox="0 0 1191 843" draw:points="1191,843 1191,703 0,0">
                <text:p/>
              </draw:polyline>
              <draw:polygon draw:style-name="gr176" draw:text-style-name="P12" draw:layer="layout" svg:width="0.141cm" svg:height="0.246cm" svg:x="6.807cm" svg:y="5.507cm" svg:viewBox="0 0 142 247" draw:points="0,165 0,0 142,82 142,247">
                <text:p/>
              </draw:polygon>
              <draw:line draw:style-name="gr177" draw:text-style-name="P7" draw:layer="layout" svg:x1="7.449cm" svg:y1="6.49cm" svg:x2="6.479cm" svg:y2="5.93cm">
                <text:p/>
              </draw:line>
            </draw:g>
          </draw:g>
          <draw:line draw:style-name="gr178" draw:text-style-name="P20" draw:layer="layout" svg:x1="10.1cm" svg:y1="5.1cm" svg:x2="13.4cm" svg:y2="5cm">
            <text:p/>
          </draw:line>
          <draw:line draw:style-name="gr178" draw:text-style-name="P20" draw:layer="layout" svg:x1="18cm" svg:y1="5cm" svg:x2="21.3cm" svg:y2="4.9cm">
            <text:p/>
          </draw:line>
          <draw:line draw:style-name="gr178" draw:text-style-name="P20" draw:layer="layout" svg:x1="2.2cm" svg:y1="5.2cm" svg:x2="5.5cm" svg:y2="5.1cm">
            <text:p/>
          </draw:line>
          <draw:line draw:style-name="gr179" draw:text-style-name="P21" draw:layer="layout" svg:x1="13.1cm" svg:y1="10.1cm" svg:x2="8.4cm" svg:y2="7.8cm">
            <text:p/>
          </draw:line>
          <draw:line draw:style-name="gr179" draw:text-style-name="P21" draw:layer="layout" svg:x1="16.9cm" svg:y1="10cm" svg:x2="22.6cm" svg:y2="7.6cm">
            <text:p/>
          </draw:line>
          <draw:line draw:style-name="gr179" draw:text-style-name="P21" draw:layer="layout" svg:x1="15.3cm" svg:y1="9.3cm" svg:x2="15.3cm" svg:y2="7.8cm">
            <text:p/>
          </draw:line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180" draw:text-style-name="P1" draw:layer="layout" svg:width="1.276cm" svg:height="0.979cm" svg:x="14.948cm" svg:y="11.87cm" svg:viewBox="0 0 1277 980" svg:d="M0 980c381 0 728-210 1092-420s121-560-122-560c15 31-970 980-970 980z">
              <text:p/>
            </draw:path>
            <draw:g>
              <draw:polygon draw:style-name="gr181" draw:text-style-name="P2" draw:layer="layout" svg:width="1.817cm" svg:height="1.049cm" svg:x="14.1cm" svg:y="9.7cm" svg:viewBox="0 0 1818 1050" draw:points="363,1050 0,840 1455,0 1818,210">
                <text:p/>
              </draw:polygon>
              <draw:polygon draw:style-name="gr182" draw:text-style-name="P12" draw:layer="layout" svg:width="0.138cm" svg:height="0.32cm" svg:x="14.238cm" svg:y="10.877cm" svg:viewBox="0 0 139 321" draw:points="0,241 0,0 139,80 139,321">
                <text:p/>
              </draw:polygon>
              <draw:polygon draw:style-name="gr183" draw:text-style-name="P6" draw:layer="layout" svg:width="0.606cm" svg:height="0.489cm" svg:x="14.341cm" svg:y="12.36cm" svg:viewBox="0 0 607 490" draw:points="0,140 0,0 607,350 607,490">
                <text:p/>
              </draw:polygon>
              <draw:polygon draw:style-name="gr184" draw:text-style-name="P6" draw:layer="layout" svg:width="0.362cm" svg:height="2.309cm" svg:x="14.1cm" svg:y="10.54cm" svg:viewBox="0 0 363 2310" draw:points="0,2100 0,0 363,210 363,2310">
                <text:p/>
              </draw:polygon>
              <draw:polygon draw:style-name="gr185" draw:text-style-name="P4" draw:layer="layout" svg:width="0.85cm" svg:height="0.629cm" svg:x="14.947cm" svg:y="12.22cm" svg:viewBox="0 0 851 630" draw:points="1,630 0,490 850,0 851,140">
                <text:p/>
              </draw:polygon>
              <draw:polygon draw:style-name="gr186" draw:text-style-name="P2" draw:layer="layout" svg:width="1.09cm" svg:height="0.629cm" svg:x="14.706cm" svg:y="12.08cm" svg:viewBox="0 0 1091 630" draw:points="242,630 0,490 849,0 1091,140">
                <text:p/>
              </draw:polygon>
              <draw:polygon draw:style-name="gr187" draw:text-style-name="P10" draw:layer="layout" svg:width="1.454cm" svg:height="2.939cm" svg:x="14.463cm" svg:y="9.91cm" svg:viewBox="0 0 1455 2940" draw:points="0,2940 0,840 1455,0 1455,2100">
                <text:p/>
              </draw:polygon>
              <draw:polygon draw:style-name="gr188" draw:text-style-name="P8" draw:layer="layout" svg:width="1.817cm" svg:height="3.149cm" svg:x="14.1cm" svg:y="9.7cm" svg:viewBox="0 0 1818 3150" draw:points="0,2940 0,840 1455,0 1818,210 1818,2310 1576,2450 1697,2520 1697,2660 848,3150 606,3010 363,3150">
                <text:p/>
              </draw:polygon>
              <draw:polygon draw:style-name="gr189" draw:text-style-name="P22" draw:layer="layout" svg:width="0.12cm" svg:height="0.209cm" svg:x="14.221cm" svg:y="11.52cm" svg:viewBox="0 0 121 210" draw:points="0,140 0,0 121,70 121,210">
                <text:p/>
              </draw:polygon>
            </draw:g>
          </draw:g>
          <draw:line draw:style-name="gr179" draw:text-style-name="P21" draw:layer="layout" svg:x1="10.899cm" svg:y1="12.07cm" svg:x2="13.701cm" svg:y2="12.0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7T10:46:08.901108410</meta:creation-date>
    <dc:date>2018-03-07T12:35:20.684772484</dc:date>
    <meta:editing-duration>PT4M1S</meta:editing-duration>
    <meta:editing-cycles>2</meta:editing-cycles>
    <meta:generator>LibreOffice/5.4.4.2$MacOSX_X86_64 LibreOffice_project/2524958677847fb3bb44820e40380acbe820f960</meta:generator>
    <meta:document-statistic meta:object-count="221"/>
  </office:meta>
</office:document-meta>
</file>